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paragraph-rsid="0013e9f9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dd252" officeooo:paragraph-rsid="000dd252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dd252" officeooo:paragraph-rsid="001ed26e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dd252" officeooo:paragraph-rsid="00205355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dd252" officeooo:paragraph-rsid="002086a9" style:font-size-asian="12.25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Ubuntu" fo:font-size="14pt" officeooo:rsid="000dd252" officeooo:paragraph-rsid="002406a9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e7046" officeooo:paragraph-rsid="000ea063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14a41" officeooo:paragraph-rsid="00114a41" style:font-size-asian="12.25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23ab3" officeooo:paragraph-rsid="00123ab3" style:font-size-asian="12.25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33e26" officeooo:paragraph-rsid="00133e26" style:font-size-asian="12.25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3e9f9" officeooo:paragraph-rsid="0013e9f9" style:font-size-asian="12.25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72552" officeooo:paragraph-rsid="00172552" style:font-size-asian="12.25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b6198" officeooo:paragraph-rsid="001b6198" style:font-size-asian="12.25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b6198" officeooo:paragraph-rsid="001ed26e" style:font-size-asian="12.25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ed26e" officeooo:paragraph-rsid="001ed26e" style:font-size-asian="12.25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086a9" officeooo:paragraph-rsid="002086a9" style:font-size-asian="12.25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29c5d" officeooo:paragraph-rsid="00229c5d" style:font-size-asian="12.25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5425b" officeooo:paragraph-rsid="0025425b" style:font-size-asian="12.25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fo:font-weight="bold" officeooo:rsid="00229c5d" officeooo:paragraph-rsid="00229c5d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line-height="150%"/>
      <style:text-properties officeooo:paragraph-rsid="00229c5d"/>
    </style:style>
    <style:style style:name="P21" style:family="paragraph" style:parent-style-name="Heading_20_1">
      <style:paragraph-properties fo:line-height="150%" fo:text-align="center" style:justify-single-word="false"/>
      <style:text-properties officeooo:rsid="0004f5da" officeooo:paragraph-rsid="0004f5da"/>
    </style:style>
    <style:style style:name="P22" style:family="paragraph" style:parent-style-name="Heading_20_1">
      <style:paragraph-properties fo:line-height="150%" fo:text-align="center" style:justify-single-word="false"/>
      <style:text-properties officeooo:paragraph-rsid="002150ff"/>
    </style:style>
    <style:style style:name="P23" style:family="paragraph" style:parent-style-name="Heading_20_1">
      <style:paragraph-properties fo:line-height="150%" fo:text-align="center" style:justify-single-word="false"/>
    </style:style>
    <style:style style:name="P24" style:family="paragraph" style:parent-style-name="Standard">
      <style:paragraph-properties fo:line-height="150%" fo:text-align="start" style:justify-single-word="false"/>
      <style:text-properties style:font-name="Ubuntu" fo:font-size="14pt" officeooo:rsid="000dd252" officeooo:paragraph-rsid="0028f8ee" style:font-size-asian="12.25pt" style:font-size-complex="14pt"/>
    </style:style>
    <style:style style:name="P25" style:family="paragraph" style:parent-style-name="Standard">
      <style:paragraph-properties fo:line-height="150%" fo:text-align="start" style:justify-single-word="false"/>
      <style:text-properties style:font-name="Ubuntu" fo:font-size="14pt" officeooo:rsid="0028f8ee" officeooo:paragraph-rsid="0028f8ee" style:font-size-asian="12.25pt" style:font-size-complex="14pt"/>
    </style:style>
    <style:style style:name="T1" style:family="text">
      <style:text-properties officeooo:rsid="00058125"/>
    </style:style>
    <style:style style:name="T2" style:family="text">
      <style:text-properties style:font-name="Liberation Sans" fo:font-size="18pt" fo:font-weight="bold" officeooo:rsid="00058125" style:font-name-asian="Noto Sans CJK SC" style:font-size-asian="18pt" style:font-weight-asian="bold" style:font-name-complex="FreeSans1" style:font-size-complex="18pt" style:font-weight-complex="bold"/>
    </style:style>
    <style:style style:name="T3" style:family="text">
      <style:text-properties officeooo:rsid="000ea063"/>
    </style:style>
    <style:style style:name="T4" style:family="text">
      <style:text-properties officeooo:rsid="00123ab3"/>
    </style:style>
    <style:style style:name="T5" style:family="text">
      <style:text-properties officeooo:rsid="0013e9f9"/>
    </style:style>
    <style:style style:name="T6" style:family="text">
      <style:text-properties officeooo:rsid="00152620"/>
    </style:style>
    <style:style style:name="T7" style:family="text">
      <style:text-properties officeooo:rsid="0017255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72552" style:font-weight-asian="bold" style:font-weight-complex="bold"/>
    </style:style>
    <style:style style:name="T10" style:family="text">
      <style:text-properties officeooo:rsid="00198e9d"/>
    </style:style>
    <style:style style:name="T11" style:family="text">
      <style:text-properties officeooo:rsid="001c9c1b"/>
    </style:style>
    <style:style style:name="T12" style:family="text">
      <style:text-properties officeooo:rsid="001d8cfd"/>
    </style:style>
    <style:style style:name="T13" style:family="text">
      <style:text-properties officeooo:rsid="001ec7b1"/>
    </style:style>
    <style:style style:name="T14" style:family="text">
      <style:text-properties officeooo:rsid="001ed26e"/>
    </style:style>
    <style:style style:name="T15" style:family="text">
      <style:text-properties officeooo:rsid="002150ff"/>
    </style:style>
    <style:style style:name="T16" style:family="text">
      <style:text-properties style:font-name="Ubuntu" fo:font-size="14pt" officeooo:rsid="002150ff" style:font-size-asian="12.25pt" style:font-size-complex="14pt"/>
    </style:style>
    <style:style style:name="T17" style:family="text">
      <style:text-properties style:font-name="Ubuntu" fo:font-size="14pt" officeooo:rsid="00228bb3" style:font-size-asian="12.25pt" style:font-size-complex="14pt"/>
    </style:style>
    <style:style style:name="T18" style:family="text">
      <style:text-properties style:font-name="Ubuntu" fo:font-size="14pt" officeooo:rsid="00229c5d" style:font-size-asian="12.25pt" style:font-size-complex="14pt"/>
    </style:style>
    <style:style style:name="T19" style:family="text">
      <style:text-properties officeooo:rsid="00228bb3"/>
    </style:style>
    <style:style style:name="T20" style:family="text">
      <style:text-properties officeooo:rsid="00258c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Branches <text:span text:style-name="T1">(Ramificaç</text:span><text:span text:style-name="T2">ões)</text:span></text:h>
      <text:p text:style-name="P7">Branche significa ramo, toda ramificação parte de um ramo principal esse ramo principal é chamado de branche master, também conhecido como ramo de produção, é <text:span text:style-name="T3">ele o considerado</text:span> produto final.</text:p>
      <text:p text:style-name="P8">Ex:</text:p>
      <text:p text:style-name="P8">A branche master (ramo principal) de um software que esta na versão 4.0 será a versão 4.0 e a nova branche (a ramificação) será a versão 4.5 que ainda está sendo desenvolvida, quando atualizarem para a versão 4.5 a branche master vai se tornar a 4.5, ou seja, a branche master sempre sera a versão principal.</text:p>
      <text:p text:style-name="P8">Ex-2:</text:p>
      <text:p text:style-name="P8">Quando alguém descobre um erro do seu software, é preciso criar uma ramificação (branche) só para resolver esse erro <text:span text:style-name="T4">e depois fazer um commit na master.</text:span></text:p>
      <text:p text:style-name="P9">Então basicamente a branche master é o principal, e a partir do principal é criado outras branches, ou seja, são criadas ramificações.</text:p>
      <text:p text:style-name="P10">Sempre que um repositório novo é criado, um branche também é, esse novo ramo é o branche master, quando o branche master é alterado e comitado, cria-se uma subversão, ou seja, todo commit gera uma nova versão.</text:p>
      <text:p text:style-name="P11">Origin é o versionamento remoto, no nosso caso o github, quando jogamos o conteúdo da branche master pra sua origin, significa que estamos fazendo uma copia do repositório local para o repositório remoto.</text:p>
      <text:p text:style-name="P1"><text:span text:style-name="T5"><text:s/>Basicamente primeiro é feito um commit, </text:span><text:span text:style-name="T6">salvando as alterações no repositório remoto e depois é feito um push, jogando uma copia das alterações para o repositório remoto.</text:span></text:p>
      <text:p text:style-name="P3">_____________________________________________________________________</text:p>
      <text:p text:style-name="P2"><text:span text:style-name="T9">Obs:</text:span><text:span text:style-name="T7"> </text:span>Evite comitar tudo na branche master, na ramificação principal.</text:p>
      <text:p text:style-name="P2">_____________________________________________________________________</text:p>
      <text:p text:style-name="P12"/>
      <text:p text:style-name="P12"><text:soft-page-break/></text:p>
      <text:p text:style-name="P13">Quando algum projeto esta em desenvolvimento é melhor não ir comitando na master já que se <text:span text:style-name="T7">alguma alteração for feita </text:span><text:span text:style-name="T10">e </text:span>causar um erro muito grande o erro vai para o ramo principal, por isso o ideal é <text:span text:style-name="T11">criar uma branche (ramificação) </text:span><text:span text:style-name="T12">e ir dando commit nela, quando o projeto estiver finalizado </text:span><text:span text:style-name="T13">o ideal sera fazer um merge, a junção da branche com o ramo principal.</text:span></text:p>
      <text:p text:style-name="P3">_____________________________________________________________________</text:p>
      <text:p text:style-name="P14">É <text:span text:style-name="T14">possível fazer diversas branches pra cada area do desenvolvimento de um projeto, uma branche pra equipe que vai adicionar o conteúdo, outra pra equipe que vai estilizá-lo, e assim um ecossistema é formado, pra no final todos fazerem um merge pro projeto principal.</text:span></text:p>
      <text:p text:style-name="P15">Tambem nada impede que uma branche de errado e seja descontinuada, como está em uma branche, o projeto principal (branche master) não vai ser afetado.</text:p>
      <text:p text:style-name="P5">_____________________________________________________________________</text:p>
      <text:p text:style-name="P16"><text:span text:style-name="T8">Obs:</text:span> Atualmente o termo “master” esta sendo substituído pelo termo “main”</text:p>
      <text:p text:style-name="P4">_____________________________________________________________________</text:p>
      <text:h text:style-name="P22" text:outline-level="1">Fazendo Branches</text:h>
      <text:p text:style-name="P20"><text:span text:style-name="T17">Procure o menu do github desktop - </text:span><text:span text:style-name="T18">C</text:span><text:span text:style-name="T16">lique na opção “Branche” - Clique em “New branche” - </text:span><text:span text:style-name="T17">Escolha o nome ou função da nova branche - Clique em “Create branche” - Clique em “Publish branche” - </text:span><text:span text:style-name="T18">Clique em “Create Pull Request”.</text:span></text:p>
      <text:p text:style-name="P14"/>
      <text:p text:style-name="P19">Segunda branche:</text:p>
      <text:p text:style-name="P17"><text:span text:style-name="T19">Procure o menu do github desktop - </text:span>C<text:span text:style-name="T15">lique na opção “Branche” - Clique em “New branche” - </text:span><text:span text:style-name="T19">Escolha o nome ou função da nova branche - </text:span>Escolha em quem a branche vai se basear <text:span text:style-name="T19">- Clique em “Create branche” - Clique em “Publish branche” - </text:span>Clique em “Create Pull Request”.</text:p>
      <text:p text:style-name="P6"><text:soft-page-break/>_____________________________________________________________________</text:p>
      <text:h text:style-name="P23" text:outline-level="1">Fazendo um merge</text:h>
      <text:p text:style-name="P18">Coloque na branche main - No menu do github desktop clique em “Branche” - Clique em “Merge into Current Branche…” - Escolha a branche que vai fazer o merge - <text:span text:style-name="T20">Clique em “Create a merge commit” - Clique em “Push origin”.</text:span></text:p>
      <text:p text:style-name="P24">_____________________________________________________________________</text:p>
      <text:h text:style-name="P23" text:outline-level="1">Apagando uma branch</text:h>
      <text:p text:style-name="P25">Na branch que será excluída: No menu do github desktop - Clique em “Branch” - Clique em “Delete…” - Se quiser apagar no repositório remoto também, Marque a opção “Yes, delete this branch on the remote” - Clique em “Delete”.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05:49:34.126011454</meta:creation-date>
    <dc:date>2022-08-21T17:34:12.069662397</dc:date>
    <meta:editing-duration>PT3H8M21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3" meta:paragraph-count="30" meta:word-count="580" meta:character-count="3799" meta:non-whitespace-character-count="3248"/>
  </office:meta>
</office:document-meta>
</file>